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8063e"/>
    </style:style>
    <style:style style:name="P4" style:family="paragraph" style:parent-style-name="Standard">
      <style:text-properties officeooo:paragraph-rsid="00150fea"/>
    </style:style>
    <style:style style:name="P5" style:family="paragraph" style:parent-style-name="Text_20_body" style:list-style-name="L1">
      <style:text-properties fo:font-weight="normal" officeooo:rsid="0008063e" officeooo:paragraph-rsid="0008063e" style:font-weight-asian="normal" style:font-weight-complex="normal"/>
    </style:style>
    <style:style style:name="P6" style:family="paragraph" style:parent-style-name="Text_20_body" style:list-style-name="L2">
      <style:text-properties officeooo:rsid="0008063e"/>
    </style:style>
    <style:style style:name="P7" style:family="paragraph" style:parent-style-name="Text_20_body" style:list-style-name="L3">
      <style:text-properties officeooo:paragraph-rsid="000911d6"/>
    </style:style>
    <style:style style:name="P8" style:family="paragraph" style:parent-style-name="Text_20_body">
      <style:text-properties officeooo:paragraph-rsid="000911d6"/>
    </style:style>
    <style:style style:name="P9" style:family="paragraph" style:parent-style-name="Text_20_body" style:list-style-name="L4">
      <style:text-properties fo:font-weight="normal" officeooo:rsid="00150fea" officeooo:paragraph-rsid="00150fea" style:font-weight-asian="normal" style:font-weight-complex="normal"/>
    </style:style>
    <style:style style:name="P10" style:family="paragraph" style:parent-style-name="Text_20_body" style:list-style-name="L5">
      <style:text-properties officeooo:rsid="00150fea"/>
    </style:style>
    <style:style style:name="P11" style:family="paragraph" style:parent-style-name="Text_20_body" style:list-style-name="L6">
      <style:text-properties officeooo:rsid="00150fea"/>
    </style:style>
    <style:style style:name="P12" style:family="paragraph" style:parent-style-name="Text_20_body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officeooo:rsid="0008063e"/>
    </style:style>
    <style:style style:name="T4" style:family="text">
      <style:text-properties fo:font-weight="bold" officeooo:rsid="0008063e"/>
    </style:style>
    <style:style style:name="T5" style:family="text">
      <style:text-properties fo:font-weight="bold" officeooo:rsid="00150fea" style:font-weight-asian="bold" style:font-weight-complex="bold"/>
    </style:style>
    <style:style style:name="T6" style:family="text">
      <style:text-properties fo:font-weight="bold" officeooo:rsid="00150fea"/>
    </style:style>
    <style:style style:name="T7" style:family="text">
      <style:text-properties officeooo:rsid="00150fe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e de Finalización de Pruebas: QA Manual &amp; Automation </text:p>
      <text:p text:style-name="P2"/>
      <text:p text:style-name="P3"><text:span text:style-name="T1">Objetivo: </text:span>Validar el funcionamiento <text:span text:style-name="T2">esencial</text:span> de la plataforma <text:span text:style-name="T2">Automation Exercise</text:span>, asegurando la estabilidad de los flujos críticos de negoci<text:span text:style-name="T3">o</text:span>.</text:p>
      <text:p text:style-name="Standard"/>
      <text:p text:style-name="P4"><text:span text:style-name="T1">Alcance y Metodología:</text:span> </text:p>
      <text:p text:style-name="P4"/>
      <text:list xml:id="list820671311" text:style-name="L1">
        <text:list-item>
          <text:p text:style-name="P5"><text:span text:style-name="T2">Historias de Usuario:</text:span> Se validó el <text:span text:style-name="T2">Módulo de Productos</text:span>, evaluando las funciones de búsqueda y filtrado, así como la funcionalidad crítica de <text:span text:style-name="T2">Añadir al Carrito</text:span>.</text:p>
        </text:list-item>
        <text:list-item text:style-override="L2">
          <text:p text:style-name="P6"><text:span text:style-name="T2">Diseño de Pruebas:</text:span> Se diseñó una Suite de Pruebas cubriendo escenarios de tipo <text:span text:style-name="T2">"Happy Path"</text:span> (búsqueda por categoría y marca). Asimismo, se evaluó la respuesta de la UI y la <text:span text:style-name="T2">persistencia de datos</text:span> ante eventos de navegación.</text:p>
        </text:list-item>
        <text:list-item text:style-override="L3">
          <text:p text:style-name="P7"><text:span text:style-name="T4">Automatización:</text:span><text:span text:style-name="T3"> Se implementaron scripts automatizados bajo el patrón </text:span><text:span text:style-name="T4">Page Object Model (POM)</text:span><text:span text:style-name="T3"> para garantizar la mantenibilidad del código.</text:span></text:p>
          <text:p text:style-name="P7"/>
        </text:list-item>
      </text:list>
      <text:p text:style-name="P8"><text:span text:style-name="T1">Herramientas U</text:span><text:span text:style-name="T5">tilizadas</text:span><text:span text:style-name="T1">:</text:span></text:p>
      <text:list xml:id="list3376203688" text:style-name="L4">
        <text:list-item>
          <text:p text:style-name="P9"><text:span text:style-name="T2">Gestión y Documentación:</text:span> LibreOffice Calc (Suite de Pruebas y Reporte de Bugs).</text:p>
        </text:list-item>
        <text:list-item text:style-override="L5">
          <text:p text:style-name="P10"><text:span text:style-name="T2">Automatización:</text:span> Cypress (JavaScript).</text:p>
        </text:list-item>
        <text:list-item text:style-override="L6">
          <text:p text:style-name="P11"><text:span text:style-name="T2">Ejecución y Entorno:</text:span> Pruebas multiplataforma en Brave, Firefox y Google Chrome sobre Windows 11.</text:p>
        </text:list-item>
        <text:list-item text:style-override="L7">
          <text:p text:style-name="P12"><text:span text:style-name="T6">Evidencias:</text:span><text:span text:style-name="T7"> Capturas de pantalla y grabaciones en video para el reporte de defectos.</text:span><text:span text:style-name="T1"><text:line-break/>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3T12:46:12.636840000</meta:creation-date>
    <dc:date>2026-02-13T14:08:18.948607300</dc:date>
    <meta:editing-duration>PT1M48S</meta:editing-duration>
    <meta:editing-cycles>1</meta:editing-cycles>
    <meta:document-statistic meta:table-count="0" meta:image-count="0" meta:object-count="0" meta:page-count="1" meta:paragraph-count="12" meta:word-count="163" meta:character-count="1075" meta:non-whitespace-character-count="927"/>
    <meta:generator>LibreOffice/26.2.0.3$Windows_X86_64 LibreOffice_project/620$Build-3</meta:generator>
  </office:meta>
</office:document-meta>
</file>